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officeooo:paragraph-rsid="000aec51"/>
    </style:style>
    <style:style style:name="P2" style:family="paragraph" style:parent-style-name="Standard">
      <style:paragraph-properties fo:line-height="150%"/>
      <style:text-properties officeooo:rsid="000aec51" officeooo:paragraph-rsid="000aec51"/>
    </style:style>
    <style:style style:name="P3" style:family="paragraph" style:parent-style-name="Standard">
      <style:paragraph-properties fo:line-height="150%"/>
      <style:text-properties officeooo:rsid="000d000c" officeooo:paragraph-rsid="000d000c"/>
    </style:style>
    <style:style style:name="P4" style:family="paragraph" style:parent-style-name="Standard">
      <style:paragraph-properties fo:line-height="150%"/>
      <style:text-properties officeooo:rsid="001281b1" officeooo:paragraph-rsid="001281b1"/>
    </style:style>
    <style:style style:name="P5" style:family="paragraph" style:parent-style-name="Standard">
      <style:paragraph-properties fo:line-height="150%"/>
      <style:text-properties officeooo:rsid="0013e07c" officeooo:paragraph-rsid="0013e07c"/>
    </style:style>
    <style:style style:name="P6" style:family="paragraph" style:parent-style-name="Standard">
      <style:paragraph-properties fo:line-height="150%"/>
      <style:text-properties officeooo:rsid="00184708" officeooo:paragraph-rsid="00184708"/>
    </style:style>
    <style:style style:name="P7" style:family="paragraph" style:parent-style-name="Heading_20_1">
      <style:paragraph-properties fo:line-height="150%"/>
    </style:style>
    <style:style style:name="P8" style:family="paragraph" style:parent-style-name="Heading_20_2">
      <style:paragraph-properties fo:line-height="150%"/>
      <style:text-properties officeooo:rsid="000aec51" officeooo:paragraph-rsid="000aec51"/>
    </style:style>
    <style:style style:name="P9" style:family="paragraph" style:parent-style-name="Heading_20_2">
      <style:paragraph-properties fo:line-height="150%"/>
    </style:style>
    <style:style style:name="P10" style:family="paragraph" style:parent-style-name="Standard">
      <style:paragraph-properties fo:line-height="150%"/>
      <style:text-properties officeooo:rsid="001dde30" officeooo:paragraph-rsid="001dde30"/>
    </style:style>
    <style:style style:name="P11" style:family="paragraph" style:parent-style-name="Standard">
      <style:paragraph-properties fo:line-height="150%"/>
      <style:text-properties officeooo:rsid="0023e47c" officeooo:paragraph-rsid="0023e47c"/>
    </style:style>
    <style:style style:name="P12" style:family="paragraph" style:parent-style-name="Standard">
      <style:paragraph-properties fo:line-height="150%"/>
      <style:text-properties fo:font-style="normal" officeooo:rsid="001dde30" officeooo:paragraph-rsid="0024e785" style:font-style-asian="normal" style:font-style-complex="normal"/>
    </style:style>
    <style:style style:name="P13" style:family="paragraph" style:parent-style-name="Standard">
      <style:paragraph-properties fo:line-height="150%"/>
      <style:text-properties fo:font-style="normal" officeooo:rsid="00290bf6" officeooo:paragraph-rsid="00290bf6" style:font-style-asian="normal" style:font-style-complex="normal"/>
    </style:style>
    <style:style style:name="P14" style:family="paragraph" style:parent-style-name="Standard">
      <style:paragraph-properties fo:line-height="150%"/>
      <style:text-properties fo:font-style="normal" officeooo:rsid="002a96f8" officeooo:paragraph-rsid="002a96f8" style:font-style-asian="normal" style:font-style-complex="normal"/>
    </style:style>
    <style:style style:name="P15" style:family="paragraph" style:parent-style-name="Standard">
      <style:paragraph-properties fo:line-height="150%"/>
      <style:text-properties fo:font-style="normal" officeooo:rsid="002c96c7" officeooo:paragraph-rsid="002c96c7" style:font-style-asian="normal" style:font-style-complex="normal"/>
    </style:style>
    <style:style style:name="P16" style:family="paragraph" style:parent-style-name="Standard">
      <style:paragraph-properties fo:line-height="150%"/>
      <style:text-properties officeooo:rsid="0013e07c" officeooo:paragraph-rsid="0013e07c"/>
    </style:style>
    <style:style style:name="P17" style:family="paragraph" style:parent-style-name="Standard">
      <style:paragraph-properties fo:line-height="150%"/>
      <style:text-properties officeooo:rsid="002639d6" officeooo:paragraph-rsid="002639d6"/>
    </style:style>
    <style:style style:name="P18" style:family="paragraph" style:parent-style-name="Heading_20_1" style:master-page-name="Standard">
      <style:paragraph-properties fo:line-height="150%" style:page-number="auto"/>
      <style:text-properties officeooo:paragraph-rsid="000aec51"/>
    </style:style>
    <style:style style:name="T1" style:family="text">
      <style:text-properties officeooo:rsid="000aec51"/>
    </style:style>
    <style:style style:name="T2" style:family="text">
      <style:text-properties officeooo:rsid="000b1ac3"/>
    </style:style>
    <style:style style:name="T3" style:family="text">
      <style:text-properties officeooo:rsid="000d8d21"/>
    </style:style>
    <style:style style:name="T4" style:family="text">
      <style:text-properties officeooo:rsid="00157d43"/>
    </style:style>
    <style:style style:name="T5" style:family="text">
      <style:text-properties officeooo:rsid="0019e5db"/>
    </style:style>
    <style:style style:name="T6" style:family="text">
      <style:text-properties fo:font-weight="bold" style:font-weight-asian="bold" style:font-weight-complex="bold"/>
    </style:style>
    <style:style style:name="T7" style:family="text">
      <style:text-properties fo:font-weight="bold" officeooo:rsid="0019e5db" style:font-weight-asian="bold" style:font-weight-complex="bold"/>
    </style:style>
    <style:style style:name="T8" style:family="text">
      <style:text-properties officeooo:rsid="001fffd2"/>
    </style:style>
    <style:style style:name="T9" style:family="text">
      <style:text-properties fo:font-style="italic" style:font-style-asian="italic" style:font-style-complex="italic"/>
    </style:style>
    <style:style style:name="T10" style:family="text">
      <style:text-properties fo:font-style="italic" officeooo:rsid="00244899"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244899" style:font-style-asian="normal" style:font-style-complex="normal"/>
    </style:style>
    <style:style style:name="T13" style:family="text">
      <style:text-properties officeooo:rsid="0027ab66"/>
    </style:style>
    <style:style style:name="T14" style:family="text">
      <style:text-properties officeooo:rsid="002a96f8"/>
    </style:style>
    <style:style style:name="T15" style:family="text">
      <style:text-properties officeooo:rsid="002ab2aa"/>
    </style:style>
    <style:style style:name="T16" style:family="text">
      <style:text-properties officeooo:rsid="002d49b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s>
      <text:h text:style-name="P18" text:outline-level="1"><text:span text:style-name="T1">3</text:span> <text:span text:style-name="T1">Results</text:span></text:h>
      <text:h text:style-name="P8" text:outline-level="2">Overview</text:h>
      <text:p text:style-name="P3">To solve the task of predicting user based attractiveness ratings we focused on a neural network approach as described in section 2. <text:span text:style-name="T3">Due to the manifold possibilities of casting the problem, and the number of hyperparameters that need to be chosen, we have conducted extensive experiments to establish which formulations work best. For the sake of completeness, we outline not only the best results, but describe which general approaches were less successful as well. </text:span></text:p>
      <text:p text:style-name="P4">We compare our models to the k-Nearest Neighbors (KNN) classifier and the Support Vector Machine (SVM). In order to achieve better results we also combine our neural network with KNN and SVM classifiers to form a stacked ensemble.</text:p>
      <text:p text:style-name="P5">For our experiments, we partitioned our dataset into a <text:span text:style-name="T8">test</text:span> set, that contains at least one example, and at most seven, of each rating (<text:span text:style-name="T14">rounded to </text:span>0,1,2,3,4,5), and a train/<text:span text:style-name="T8">validation</text:span> set that contains the remaining images. We choose a train/<text:span text:style-name="T8">validation</text:span> split of 0.95/0.05 to maximize our performance.</text:p>
      <text:p text:style-name="P5">Since the goal of our project is to provide recommendations for people the user may find attractive, our most critical performance measure shall be precision and recall on faces within the <text:span text:style-name="T8">test</text:span> set, that receive a rating greater or equal to 4. <text:span text:style-name="T4">Furthermore we evaluate on accuracy over all images in the train, validation and test sets.</text:span></text:p>
      <text:p text:style-name="P17">In our experiments we used ratings by the three authors of this report, which will be assigned the monikers of <text:span text:style-name="T9">User A, B</text:span> and <text:span text:style-name="T9">C</text:span>.</text:p>
      <text:p text:style-name="P2"/>
      <text:h text:style-name="P9" text:outline-level="2">Neural Network Model<text:span text:style-name="T2">s</text:span></text:h>
      <text:p text:style-name="P6">In the following we will present results for three main approaches: Regression, classification and ordinal regression. <text:span text:style-name="T5">We use the same neural network architecture as described in section 2 (</text:span><text:span text:style-name="T7">Figure 2</text:span><text:span text:style-name="T5">) and only adjust the activation function for the last layer (linear for regression, softmax for classification, sigmoid for ordinal regression) as well as the loss function (mean absolute error, categorical crossentropy, binary crossentropy). The architecture was determined by systematic testing, changing depth and width until no improvements could be achieved.</text:span></text:p>
      <text:p text:style-name="P10">We train for up to 500 epochs, terminating earlier if validation loss has not improved within 10 epochs. </text:p>
      <text:p text:style-name="P11">As input data we use two sets, henceforth named <text:span text:style-name="T9">10k</text:span> and <text:span text:style-name="T9">combined</text:span>. <text:span text:style-name="T9">10k</text:span> only contains images from the 10k US Adults database, while <text:span text:style-name="T9">combined </text:span><text:span text:style-name="T11">contains all the images from 10k as well as an additional 160 images from Labeled Faces in the Wild. </text:span><text:span text:style-name="T12">Both </text:span><text:span text:style-name="T10">10k</text:span><text:span text:style-name="T12"> and </text:span><text:span text:style-name="T10">combined</text:span><text:span text:style-name="T12"> were split into training and test sets as described above.</text:span></text:p>
      <text:p text:style-name="P12"><text:soft-page-break/>As can be seen from the accumulated results in <text:span text:style-name="T6">Table 1</text:span>, regression was the least effective approach. The predictions were vastly off-mark and training ended after only 12 epochs. It seems predicting on a continuous scale is too difficult for a problem of this kind, especially since humans themselves tend to have different notions about how to rate attractivity, <text:span text:style-name="T13">e.g. User B gave considerably more ratings in the 0 to 2 range than User A and C.</text:span></text:p>
      <text:p text:style-name="P13">For this reason we turned our attention to approaches that predict values in more contained ranges.</text:p>
      <text:p text:style-name="P14">To reformulate the problem as a classification task, we round the ratings to integer numbers between 0 and 5 and encode them as one-hot vectors. This approach yields better results. <text:span text:style-name="T15">It should be noted that depending on the User, the validation accuracy may change dramatically. While training on User C’s ratings achieves a validation accuracy of about 0.42, User B’s ratings yield up to 0.9.</text:span></text:p>
      <text:p text:style-name="P15">Our experiments show that training on only one data source (<text:span text:style-name="T9">10k</text:span>) achieves better results than training on the combined set for classification. This may be due to the fact that <text:span text:style-name="T16">the image structure is different in the two databases, or that we do not have an equal amount of training samples from both sources. Unfortunately the model is prone to predicting mostly 0, 1 and 2, even though we use class weights to alleviate the effect of our naturally unbalanced classes.</text:span></text:p>
      <text:h text:style-name="P9" text:outline-level="2">Comparison to KNN and SVM</text:h>
      <text:h text:style-name="Heading_20_2" text:outline-level="2">Ensemble (?)</text:h>
      <text:p text:style-name="P1"/>
      <text:h text:style-name="P7" text:outline-level="1">4 Discussion and Conclusion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text-align="center" style:justify-single-word="false" fo:keep-together="always" fo:keep-with-next="always"/>
      <style:text-properties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1665in" loext:contextual-spacing="false" fo:line-height="150%" fo:keep-together="always" fo:keep-with-next="always"/>
      <style:text-properties fo:color="#000000" fo:font-weight="bold" style:font-name-asian="Noto Sans CJK SC Regular" style:font-family-asian="'Noto Sans CJK SC Regular'" style:font-family-generic-asian="system" style:font-pitch-asian="variable" style:font-weight-asian="bold" style:font-name-complex="FreeSans" style:font-family-complex="FreeSans" style:font-family-generic-complex="system" style:font-pitch-complex="variable" style:font-size-complex="13pt"/>
    </style:style>
    <style:style style:name="EndNote_20_Bibliography" style:display-name="EndNote Bibliography" style:family="paragraph" style:parent-style-name="Standard" style:default-outline-level="">
      <style:paragraph-properties fo:line-height="1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15:29:41.225108202</meta:creation-date>
    <dc:date>2018-03-21T21:19:12.089240157</dc:date>
    <meta:editing-duration>PT8H27M45S</meta:editing-duration>
    <meta:editing-cycles>26</meta:editing-cycles>
    <meta:generator>LibreOffice/5.1.6.2$Linux_X86_64 LibreOffice_project/10m0$Build-2</meta:generator>
    <meta:document-statistic meta:table-count="0" meta:image-count="0" meta:object-count="0" meta:page-count="2" meta:paragraph-count="18" meta:word-count="652" meta:character-count="3954" meta:non-whitespace-character-count="3318"/>
  </office:meta>
</office:document-meta>
</file>